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master-page-name="Standard">
      <style:paragraph-properties style:page-number="auto"/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тепень защиты для прибора по ГОСТ 14254-96 (МЭК 529-89):</text:p>
      <text:p text:style-name="P1">-<text:tab/>IP20 для сетевого адаптера и БИРП;</text:p>
      <text:p text:style-name="P1">-<text:tab/>IP21 для ИК БДКГ-27 и информационного табло;</text:p>
      <text:p text:style-name="P1">-<text:tab/>IP31 для блока управления, адаптеров интерфейсных USB-COMi-Sl-M, </text:p>
      <text:p text:style-name="P1">USB-2COMi-Sl-M, повторителя RS422/RS485 изолированного ADAM 4510S;</text:p>
      <text:p text:style-name="P1">-<text:tab/>IP53 для блока измерения и индикации;</text:p>
      <text:p text:style-name="P1">-<text:tab/>IP54 для БДКН-02, БДКН-04, МРП-АТ920 и МРП-АТ920В;</text:p>
      <text:p text:style-name="P1">-<text:tab/>IP55 для БО БДКГ-27 и ПУ-АТ900;</text:p>
      <text:p text:style-name="P1">-<text:tab/>IP64 для БДКГ-04, БДПБ-01, БДКГ-17;</text:p>
      <text:p text:style-name="P1">-<text:tab/>IP57 для остальных блоков детектирования гамма-излучения;</text:p>
      <text:p text:style-name="P1">-<text:tab/>IP65 для блоков детектирования в герметичных контейнерах (БДКГ-11/1, БДКГ-19, БДКН-05) и остальных составных частей прибо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text-align="justify" style:justify-single-word="false" fo:orphans="2" fo:widows="2" style:writing-mode="lr-tb"/>
      <style:text-properties style:use-window-font-color="true" style:font-name="Arial1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 Windows</meta:initial-creator>
    <dc:creator>Vadim Serikov</dc:creator>
    <meta:editing-cycles>1</meta:editing-cycles>
    <meta:creation-date>2018-06-06T08:10:00</meta:creation-date>
    <dc:date>2018-06-07T15:52:08.07</dc:date>
    <meta:editing-duration>PT1S</meta:editing-duration>
    <meta:generator>OpenOffice/4.1.4$Win32 OpenOffice.org_project/414m5$Build-9788</meta:generator>
    <meta:document-statistic meta:table-count="0" meta:image-count="0" meta:object-count="0" meta:page-count="1" meta:paragraph-count="11" meta:word-count="89" meta:character-count="6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